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3E000026F8B14796B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">
      <style:paragraph-properties style:text-autospace="none"/>
      <style:text-properties fo:font-size="9.5pt" style:font-size-asian="9.5pt" style:font-size-complex="9.5pt"/>
    </style:style>
    <style:style style:name="P9" style:family="paragraph" style:parent-style-name="Standard" style:list-style-name="L1">
      <style:paragraph-properties style:text-autospace="none"/>
      <style:text-properties fo:font-size="9.5pt" style:font-size-asian="9.5pt" style:font-size-complex="9.5pt"/>
    </style:style>
    <style:style style:name="P10" style:family="paragraph" style:parent-style-name="Standard">
      <style:paragraph-properties style:text-autospace="none"/>
      <style:text-properties fo:font-size="9.5pt" style:font-size-asian="9.5pt" style:font-size-complex="9.5pt"/>
    </style:style>
    <style:style style:name="P11" style:family="paragraph" style:parent-style-name="Standard" style:list-style-name="L2">
      <style:paragraph-properties style:text-autospace="none"/>
      <style:text-properties fo:font-size="9.5pt" style:font-size-asian="9.5pt" style:font-size-complex="9.5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style:font-name="Calibri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Calibri" fo:letter-spacing="normal" fo:font-style="normal"/>
    </style:style>
    <style:style style:name="T4" style:family="text">
      <style:text-properties fo:font-variant="normal" fo:text-transform="none" fo:color="#000000" style:font-name="Calibri" fo:font-size="12pt" fo:letter-spacing="normal" fo:font-style="normal" style:text-underline-style="solid" style:text-underline-width="auto" style:text-underline-color="font-color" fo:font-weight="bold" style:font-name-asian="Consolas" style:font-size-asian="12pt" style:font-weight-asian="bold" style:font-name-complex="Consolas" style:font-size-complex="12pt" style:font-weight-complex="bold"/>
    </style:style>
    <style:style style:name="T5" style:family="text">
      <style:text-properties fo:font-variant="normal" fo:text-transform="none" fo:color="#000000" style:font-name="Calibri" fo:font-size="12pt" fo:letter-spacing="normal" fo:language="en" fo:country="US" fo:font-style="normal" style:text-underline-style="solid" style:text-underline-width="auto" style:text-underline-color="font-color" fo:font-weight="bold" style:font-name-asian="Consolas" style:font-size-asian="12pt" style:font-weight-asian="bold" style:font-name-complex="Consolas" style:font-size-complex="12pt" style:font-weight-complex="bold"/>
    </style:style>
    <style:style style:name="T6" style:family="text">
      <style:text-properties fo:font-variant="normal" fo:text-transform="none" fo:color="#000000" style:font-name="Calibri" fo:font-size="12pt" fo:letter-spacing="normal" fo:language="en" fo:country="US" fo:font-style="normal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T7" style:family="text">
      <style:text-properties fo:font-variant="normal" fo:text-transform="none" fo:color="#000000" style:font-name="Calibri" fo:font-size="12pt" fo:letter-spacing="normal" fo:language="en" fo:country="US" fo:font-style="normal" style:font-name-asian="Consolas" style:font-size-asian="12pt" style:font-name-complex="Consolas" style:font-size-complex="12pt"/>
    </style:style>
    <style:style style:name="T8" style:family="text">
      <style:text-properties fo:font-variant="normal" fo:text-transform="none" fo:color="#000000" style:font-name="Calibri" fo:font-size="12pt" fo:letter-spacing="normal" fo:language="en" fo:country="US" fo:font-style="normal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9" style:family="text">
      <style:text-properties fo:font-variant="normal" fo:text-transform="none" fo:color="#000000" style:font-name="Consolas" fo:font-size="9.5pt" fo:letter-spacing="normal" fo:font-style="normal" fo:font-weight="normal" style:font-name-asian="Consolas" style:font-size-asian="9.5pt" style:font-name-complex="Consolas" style:font-size-complex="9.5pt"/>
    </style:style>
    <style:style style:name="T10" style:family="text">
      <style:text-properties fo:font-variant="normal" fo:text-transform="none" fo:color="#000000" style:font-name="Consolas" fo:font-size="9.5pt" fo:letter-spacing="normal" fo:font-style="normal" style:font-name-asian="Consolas" style:font-size-asian="9.5pt" style:font-name-complex="Consolas" style:font-size-complex="9.5pt"/>
    </style:style>
    <style:style style:name="T11" style:family="text">
      <style:text-properties fo:font-variant="normal" fo:text-transform="none" fo:color="#000000" style:font-name="Consolas" fo:letter-spacing="normal" fo:font-style="norm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12" style:family="text">
      <style:text-properties fo:font-variant="normal" fo:text-transform="none" fo:color="#0000ff" style:font-name="Consolas" fo:font-size="9.5pt" fo:letter-spacing="normal" fo:font-style="normal" fo:font-weight="normal" style:font-name-asian="Consolas" style:font-size-asian="9.5pt" style:font-name-complex="Consolas" style:font-size-complex="9.5pt"/>
    </style:style>
    <style:style style:name="T13" style:family="text">
      <style:text-properties fo:font-variant="normal" fo:text-transform="none" fo:color="#0000ff" style:font-name="Consolas" fo:font-size="9.5pt" fo:letter-spacing="normal" fo:font-style="normal" style:font-name-asian="Consolas" style:font-size-asian="9.5pt" style:font-name-complex="Consolas" style:font-size-complex="9.5pt"/>
    </style:style>
    <style:style style:name="T14" style:family="text">
      <style:text-properties fo:font-variant="normal" fo:text-transform="none" fo:color="#0000ff" style:font-name="Consolas" fo:letter-spacing="normal" fo:font-style="norm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1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fo:color="#000000" style:font-name="Consolas" style:font-name-asian="Consolas" style:font-name-complex="Consolas"/>
    </style:style>
    <style:style style:name="T1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9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0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1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re is the description of the code.</text:p>
      <text:p text:style-name="Standard"/>
      <text:p text:style-name="P4">Input:</text:p>
      <text:p text:style-name="Standard">(<text:span text:style-name="T1">Loading data from XML file and query on the shapes)</text:span></text:p>
      <text:p text:style-name="P2">&lt;Shapes&gt;</text:p>
      <text:p text:style-name="Standard">  <text:span text:style-name="T1">&lt;Shape&gt;</text:span></text:p>
      <text:p text:style-name="Standard">    <text:span text:style-name="T1">&lt;code value ="1"&gt;1&lt;/code&gt;</text:span></text:p>
      <text:p text:style-name="Standard">    <text:span text:style-name="T1">&lt;Name&gt;Rectangle&lt;/Name&gt;</text:span></text:p>
      <text:p text:style-name="Standard">    <text:span text:style-name="T1">&lt;Length&gt;300&lt;/Length&gt;</text:span></text:p>
      <text:p text:style-name="Standard">    <text:span text:style-name="T1">&lt;Width&gt;200&lt;/Width&gt;</text:span></text:p>
      <text:p text:style-name="Standard">    <text:span text:style-name="T1">&lt;/Shape&gt;</text:span></text:p>
      <text:p text:style-name="Standard">  <text:span text:style-name="T1">&lt;Shape&gt;</text:span></text:p>
      <text:p text:style-name="Standard">    <text:span text:style-name="T1">&lt;code value ="2" &gt;2&lt;/code&gt;</text:span></text:p>
      <text:p text:style-name="Standard">    <text:span text:style-name="T1">&lt;Name&gt;Circle&lt;/Name&gt;</text:span></text:p>
      <text:p text:style-name="Standard">    <text:span text:style-name="T1">&lt;Diameter&gt;200&lt;/Diameter&gt;</text:span></text:p>
      <text:p text:style-name="Standard">  <text:span text:style-name="T1">&lt;/Shape&gt;</text:span></text:p>
      <text:p text:style-name="Standard">  <text:span text:style-name="T1">&lt;Shape&gt;</text:span></text:p>
      <text:p text:style-name="Standard">    <text:span text:style-name="T1">&lt;code value ="3"&gt;3&lt;/code&gt;</text:span></text:p>
      <text:p text:style-name="Standard">    <text:span text:style-name="T1">&lt;Name&gt;Triangle&lt;/Name&gt;</text:span></text:p>
      <text:p text:style-name="Standard">    <text:span text:style-name="T1">&lt;cordinateX1&gt;500&lt;/cordinateX1&gt;</text:span></text:p>
      <text:p text:style-name="Standard">    <text:span text:style-name="T1">&lt;cordinateY1&gt;50&lt;/cordinateY1&gt;</text:span></text:p>
      <text:p text:style-name="Standard">    <text:span text:style-name="T1">&lt;cordinateX2&gt;600&lt;/cordinateX2&gt;</text:span></text:p>
      <text:p text:style-name="Standard">    <text:span text:style-name="T1">&lt;cordinateY2&gt;50&lt;/cordinateY2&gt;</text:span></text:p>
      <text:p text:style-name="Standard">    <text:span text:style-name="T1">&lt;cordinateX3&gt;550&lt;/cordinateX3&gt;</text:span></text:p>
      <text:p text:style-name="Standard">    <text:span text:style-name="T1">&lt;cordinateY3&gt;150&lt;/cordinateY3&gt;</text:span></text:p>
      <text:p text:style-name="Standard">  <text:span text:style-name="T1">&lt;/Shape&gt;</text:span></text:p>
      <text:p text:style-name="P2">&lt;/Shapes&gt;</text:p>
      <text:p text:style-name="Standard"/>
      <text:p text:style-name="P12"><text:span text:style-name="T3">Architecture: MVVM </text:span> </text:p>
      <text:p text:style-name="P12"/>
      <text:p text:style-name="P12"><draw:frame draw:style-name="fr1" draw:name="graphics1" text:anchor-type="paragraph" svg:width="9.606cm" svg:height="8.405cm" draw:z-index="0"><draw:image xlink:href="Pictures/200000070000293E000026F8B14796B2.svm" xlink:type="simple" xlink:show="embed" xlink:actuate="onLoad"/></draw:frame><text:span text:style-name="T2"/></text:p>
      <text:p text:style-name="P1"><text:soft-page-break/><text:span text:style-name="T3">DataAccess Layer: (DataAccess.cs)</text:span></text:p>
      <text:p text:style-name="Standard"><text:span text:style-name="T12">using</text:span><text:span text:style-name="T9"> System;</text:span></text:p>
      <text:p text:style-name="P5"><text:span text:style-name="T17">using</text:span><text:span text:style-name="T15"> System.Collections.Generic;</text:span></text:p>
      <text:p text:style-name="P5"><text:span text:style-name="T17">using</text:span><text:span text:style-name="T15"> System.Linq;</text:span></text:p>
      <text:p text:style-name="P5"><text:span text:style-name="T17">using</text:span><text:span text:style-name="T15"> System.Text;</text:span></text:p>
      <text:p text:style-name="P5"><text:span text:style-name="T17">using</text:span><text:span text:style-name="T15"> System.Xml;</text:span></text:p>
      <text:p text:style-name="P5"><text:span text:style-name="T17">using</text:span><text:span text:style-name="T15"> System.Xml.Linq;</text:span></text:p>
      <text:p text:style-name="P5"><text:span text:style-name="T17">using</text:span><text:span text:style-name="T15"> System.Xml.Serialization;</text:span></text:p>
      <text:p text:style-name="P6"/>
      <text:p text:style-name="P5"><text:span text:style-name="T17">namespace</text:span><text:span text:style-name="T15"> DrawShape</text:span></text:p>
      <text:p text:style-name="P6">{</text:p>
      <text:p text:style-name="P5"><text:span text:style-name="T15"><text:s text:c="5"/></text:span><text:span text:style-name="T17">public</text:span><text:span text:style-name="T15"> </text:span><text:span text:style-name="T17">class</text:span><text:span text:style-name="T15"> </text:span><text:span text:style-name="T18">DataAccess</text:span></text:p>
      <text:p text:style-name="P6"><text:s text:c="4"/>{</text:p>
      <text:p text:style-name="P5"><text:span text:style-name="T15"><text:s text:c="8"/>// later get it from Application config file.</text:span></text:p>
      <text:p text:style-name="P5"><text:span text:style-name="T17">private</text:span><text:span text:style-name="T15"> </text:span><text:span text:style-name="T17">const</text:span><text:span text:style-name="T15"> </text:span><text:span text:style-name="T17">string</text:span><text:span text:style-name="T15"> FILE_NAME = </text:span><text:span text:style-name="T19">"c:\\Users\\sothi\\source\\repos\\DrawShape\\DrawShape\\Data\\Shapes.xml"</text:span><text:span text:style-name="T15">;</text:span></text:p>
      <text:p text:style-name="P6"/>
      <text:p text:style-name="P5"><text:span text:style-name="T15"><text:s text:c="8"/></text:span><text:span text:style-name="T20">//an XDocument which contains all the shapes records</text:span></text:p>
      <text:p text:style-name="P5"><text:span text:style-name="T15"><text:s text:c="8"/></text:span><text:span text:style-name="T17">private</text:span><text:span text:style-name="T15"> XDocument m_XDocument;</text:span></text:p>
      <text:p text:style-name="P5"><text:span text:style-name="T15"><text:s text:c="8"/></text:span><text:span text:style-name="T20">// todo Serializetion</text:span></text:p>
      <text:p text:style-name="P5"><text:span text:style-name="T15"><text:s text:c="8"/></text:span><text:span text:style-name="T17">private</text:span><text:span text:style-name="T15"> XmlSerializer m_XmlSerializer;</text:span></text:p>
      <text:p text:style-name="P5"><text:span text:style-name="T15"><text:s text:c="8"/></text:span><text:span text:style-name="T20">//all shapes</text:span></text:p>
      <text:p text:style-name="P5"><text:span text:style-name="T15"><text:s text:c="8"/></text:span><text:span text:style-name="T17">private</text:span><text:span text:style-name="T15"> Shape m_shape;</text:span></text:p>
      <text:p text:style-name="P6"><text:s text:c="7"/></text:p>
      <text:p text:style-name="P5"><text:span text:style-name="T15"><text:s text:c="8"/></text:span><text:span text:style-name="T17">private</text:span><text:span text:style-name="T15"> IEnumerable&lt;XElement&gt; eRectangle;</text:span></text:p>
      <text:p text:style-name="P5"><text:span text:style-name="T15"><text:s text:c="8"/></text:span><text:span text:style-name="T17">private</text:span><text:span text:style-name="T15"> IEnumerable&lt;XElement&gt; eCircle;</text:span></text:p>
      <text:p text:style-name="P5"><text:span text:style-name="T15"><text:s text:c="8"/></text:span><text:span text:style-name="T17">private</text:span><text:span text:style-name="T15"> IEnumerable&lt;XElement&gt; eTriangle;</text:span></text:p>
      <text:p text:style-name="P6"/>
      <text:p text:style-name="P5"><text:span text:style-name="T15"><text:s text:c="8"/></text:span><text:span text:style-name="T17">public</text:span><text:span text:style-name="T15"> </text:span><text:span text:style-name="T18">DataAccess</text:span><text:span text:style-name="T15"> <text:s text:c="2"/>()</text:span></text:p>
      <text:p text:style-name="P6"><text:s text:c="8"/>{</text:p>
      <text:p text:style-name="P6"/>
      <text:p text:style-name="P5"><text:span text:style-name="T15"><text:s text:c="12"/></text:span><text:span text:style-name="T17">try</text:span></text:p>
      <text:p text:style-name="P6"><text:s text:c="12"/>{</text:p>
      <text:p text:style-name="P6"><text:s text:c="16"/>// later get it from Application config file.</text:p>
      <text:p text:style-name="P5"><text:span text:style-name="T15"><text:s text:c="16"/>m_XDocument = XDocument.Load(FILE_NAME);</text:span></text:p>
      <text:p text:style-name="P6"><text:s text:c="12"/>}</text:p>
      <text:p text:style-name="P5"><text:span text:style-name="T15"><text:s text:c="12"/></text:span><text:span text:style-name="T17">catch</text:span><text:span text:style-name="T15"> (Exception e)</text:span></text:p>
      <text:p text:style-name="P6"><text:s text:c="12"/>{</text:p>
      <text:p text:style-name="P5"><text:span text:style-name="T15"><text:s text:c="16"/></text:span><text:span text:style-name="T20">//error handing code</text:span></text:p>
      <text:p text:style-name="P6"><text:s text:c="12"/>}</text:p>
      <text:p text:style-name="P6"/>
      <text:p text:style-name="P6"><text:s text:c="8"/>}</text:p>
      <text:p text:style-name="P6"/>
      <text:p text:style-name="P5"><text:span text:style-name="T15"><text:s text:c="8"/></text:span><text:span text:style-name="T17">public</text:span><text:span text:style-name="T15"> Shape GetShapes(</text:span><text:span text:style-name="T17">string</text:span><text:span text:style-name="T15"> Scode) <text:s text:c="3"/></text:span></text:p>
      <text:p text:style-name="P6"><text:s text:c="8"/>{</text:p>
      <text:p text:style-name="P5"><text:span text:style-name="T15"><text:s text:c="11"/></text:span><text:span text:style-name="T20">// Todo later</text:span></text:p>
      <text:p text:style-name="P5"><text:span text:style-name="T15"><text:s text:c="12"/>m_shape = </text:span><text:span text:style-name="T17">new</text:span><text:span text:style-name="T15"> Shape();</text:span></text:p>
      <text:p text:style-name="P5"><text:span text:style-name="T15"><text:s text:c="12"/></text:span><text:span text:style-name="T17">return</text:span><text:span text:style-name="T15"> m_shape; <text:s/></text:span></text:p>
      <text:p text:style-name="P6"><text:s text:c="8"/>}</text:p>
      <text:p text:style-name="P6"/>
      <text:p text:style-name="P5"><text:span text:style-name="T15"><text:s text:c="8"/></text:span><text:span text:style-name="T17">public</text:span><text:span text:style-name="T15"> IEnumerable&lt;XElement&gt; GetRectangles()</text:span></text:p>
      <text:p text:style-name="P6"><text:s text:c="8"/>{</text:p>
      <text:p text:style-name="P5"><text:span text:style-name="T15"><text:s text:c="12"/></text:span><text:span text:style-name="T20">//Get all Rectangles</text:span></text:p>
      <text:p text:style-name="P5"><text:span text:style-name="T15"><text:s text:c="12"/></text:span><text:span text:style-name="T17">try</text:span></text:p>
      <text:p text:style-name="P6"><text:s text:c="12"/>{</text:p>
      <text:p text:style-name="P5"><text:span text:style-name="T15"><text:s text:c="16"/>eRectangle = (IEnumerable&lt;XElement&gt;)</text:span><text:span text:style-name="T17">from</text:span><text:span text:style-name="T15"> nm </text:span><text:span text:style-name="T17">in</text:span><text:span text:style-name="T15"> m_XDocument.Elements(</text:span><text:span text:style-name="T19">"Shapes"</text:span><text:span text:style-name="T15">).Elements(</text:span><text:span text:style-name="T19">"Shape"</text:span><text:span text:style-name="T15">)</text:span></text:p>
      <text:p text:style-name="P5"><text:span text:style-name="T15"><text:s text:c="52"/></text:span><text:span text:style-name="T17">where</text:span><text:span text:style-name="T15"> (</text:span><text:span text:style-name="T17">string</text:span><text:span text:style-name="T15">)nm.Element(</text:span><text:span text:style-name="T19">"code"</text:span><text:span text:style-name="T15">) == </text:span><text:span text:style-name="T19">"1"</text:span></text:p>
      <text:p text:style-name="P5"><text:span text:style-name="T15"><text:s text:c="52"/></text:span><text:span text:style-name="T17">select</text:span><text:span text:style-name="T15"> nm;</text:span></text:p>
      <text:p text:style-name="P6"><text:s text:c="12"/>}</text:p>
      <text:p text:style-name="P5"><text:soft-page-break/><text:span text:style-name="T15"><text:s text:c="12"/></text:span><text:span text:style-name="T17">catch</text:span><text:span text:style-name="T15">(Exception e)</text:span></text:p>
      <text:p text:style-name="P6"><text:s text:c="12"/>{</text:p>
      <text:p text:style-name="P5"><text:span text:style-name="T15"><text:s text:c="16"/></text:span><text:span text:style-name="T20">//error handing code</text:span></text:p>
      <text:p text:style-name="P6"><text:s text:c="12"/>}</text:p>
      <text:p text:style-name="P6"/>
      <text:p text:style-name="P5"><text:span text:style-name="T15"><text:s text:c="12"/></text:span><text:span text:style-name="T17">return</text:span><text:span text:style-name="T15"> eRectangle; <text:s/></text:span><text:span text:style-name="T20">//return all Rectangles</text:span></text:p>
      <text:p text:style-name="P6"><text:s text:c="8"/>}</text:p>
      <text:p text:style-name="P6"/>
      <text:p text:style-name="P5"><text:span text:style-name="T15"><text:s text:c="8"/></text:span><text:span text:style-name="T17">public</text:span><text:span text:style-name="T15"> IEnumerable&lt;XElement&gt; GetCircles()</text:span></text:p>
      <text:p text:style-name="P6"><text:s text:c="8"/>{</text:p>
      <text:p text:style-name="P5"><text:span text:style-name="T15"><text:s text:c="12"/></text:span><text:span text:style-name="T20">//Get all Circles</text:span></text:p>
      <text:p text:style-name="P5"><text:span text:style-name="T15"><text:s text:c="12"/></text:span><text:span text:style-name="T17">try</text:span></text:p>
      <text:p text:style-name="P6"><text:s text:c="12"/>{</text:p>
      <text:p text:style-name="P5"><text:span text:style-name="T15"><text:s text:c="16"/>eCircle = (IEnumerable&lt;XElement&gt;)</text:span><text:span text:style-name="T17">from</text:span><text:span text:style-name="T15"> nm </text:span><text:span text:style-name="T17">in</text:span><text:span text:style-name="T15"> m_XDocument.Elements(</text:span><text:span text:style-name="T19">"Shapes"</text:span><text:span text:style-name="T15">).Elements(</text:span><text:span text:style-name="T19">"Shape"</text:span><text:span text:style-name="T15">)</text:span></text:p>
      <text:p text:style-name="P5"><text:span text:style-name="T15"><text:s text:c="52"/></text:span><text:span text:style-name="T17">where</text:span><text:span text:style-name="T15"> (</text:span><text:span text:style-name="T17">string</text:span><text:span text:style-name="T15">)nm.Element(</text:span><text:span text:style-name="T19">"code"</text:span><text:span text:style-name="T15">) == </text:span><text:span text:style-name="T19">"2"</text:span></text:p>
      <text:p text:style-name="P5"><text:span text:style-name="T15"><text:s text:c="52"/></text:span><text:span text:style-name="T17">select</text:span><text:span text:style-name="T15"> nm;</text:span></text:p>
      <text:p text:style-name="P6"><text:s text:c="12"/>}</text:p>
      <text:p text:style-name="P5"><text:span text:style-name="T15"><text:s text:c="12"/></text:span><text:span text:style-name="T17">catch</text:span><text:span text:style-name="T15"> (Exception e)</text:span></text:p>
      <text:p text:style-name="P6"><text:s text:c="12"/>{</text:p>
      <text:p text:style-name="P5"><text:span text:style-name="T15"><text:s text:c="16"/></text:span><text:span text:style-name="T20">//error handing code</text:span></text:p>
      <text:p text:style-name="P6"><text:s text:c="12"/>}</text:p>
      <text:p text:style-name="P6"/>
      <text:p text:style-name="P5"><text:span text:style-name="T15"><text:s text:c="12"/></text:span><text:span text:style-name="T17">return</text:span><text:span text:style-name="T15"> eCircle; <text:s/></text:span><text:span text:style-name="T20">//return all Circles</text:span></text:p>
      <text:p text:style-name="P6"><text:s text:c="8"/>}</text:p>
      <text:p text:style-name="P6"/>
      <text:p text:style-name="P5"><text:span text:style-name="T15"><text:s text:c="8"/></text:span><text:span text:style-name="T17">public</text:span><text:span text:style-name="T15"> IEnumerable&lt;XElement&gt; GetTriangles()</text:span></text:p>
      <text:p text:style-name="P6"><text:s text:c="8"/>{</text:p>
      <text:p text:style-name="P5"><text:span text:style-name="T15"><text:s text:c="12"/></text:span><text:span text:style-name="T20">//Get all Trianles</text:span></text:p>
      <text:p text:style-name="P5"><text:span text:style-name="T15"><text:s text:c="12"/></text:span><text:span text:style-name="T17">try</text:span></text:p>
      <text:p text:style-name="P6"><text:s text:c="12"/>{</text:p>
      <text:p text:style-name="P5"><text:span text:style-name="T15"><text:s text:c="16"/>eRectangle = (IEnumerable&lt;XElement&gt;)</text:span><text:span text:style-name="T17">from</text:span><text:span text:style-name="T15"> nm </text:span><text:span text:style-name="T17">in</text:span><text:span text:style-name="T15"> m_XDocument.Elements(</text:span><text:span text:style-name="T19">"Shapes"</text:span><text:span text:style-name="T15">).Elements(</text:span><text:span text:style-name="T19">"Shape"</text:span><text:span text:style-name="T15">)</text:span></text:p>
      <text:p text:style-name="P5"><text:span text:style-name="T15"><text:s text:c="52"/></text:span><text:span text:style-name="T17">where</text:span><text:span text:style-name="T15"> (</text:span><text:span text:style-name="T17">string</text:span><text:span text:style-name="T15">)nm.Element(</text:span><text:span text:style-name="T19">"code"</text:span><text:span text:style-name="T15">) == </text:span><text:span text:style-name="T19">"3"</text:span></text:p>
      <text:p text:style-name="P5"><text:span text:style-name="T15"><text:s text:c="52"/></text:span><text:span text:style-name="T17">select</text:span><text:span text:style-name="T15"> nm;</text:span></text:p>
      <text:p text:style-name="P6"><text:s text:c="12"/>}</text:p>
      <text:p text:style-name="P5"><text:span text:style-name="T15"><text:s text:c="12"/></text:span><text:span text:style-name="T17">catch</text:span><text:span text:style-name="T15"> (Exception e)</text:span></text:p>
      <text:p text:style-name="P6"><text:s text:c="12"/>{</text:p>
      <text:p text:style-name="P5"><text:span text:style-name="T15"><text:s text:c="16"/></text:span><text:span text:style-name="T20">//error handing code</text:span></text:p>
      <text:p text:style-name="P6"><text:s text:c="12"/>}</text:p>
      <text:p text:style-name="P6"/>
      <text:p text:style-name="P5"><text:span text:style-name="T15"><text:s text:c="12"/></text:span><text:span text:style-name="T17">return</text:span><text:span text:style-name="T15"> eRectangle; <text:s/></text:span><text:span text:style-name="T20">//return all Triangles</text:span></text:p>
      <text:p text:style-name="P6"><text:s text:c="8"/>}</text:p>
      <text:p text:style-name="P6"/>
      <text:p text:style-name="P5"><text:span text:style-name="T15"><text:s text:c="8"/></text:span><text:span text:style-name="T20">//TODO: update and delete methods...</text:span></text:p>
      <text:p text:style-name="P6"><text:s text:c="4"/>}</text:p>
      <text:p text:style-name="P6">}</text:p>
      <text:p text:style-name="Text_20_body"><text:span text:style-name="T2"/></text:p>
      <text:p text:style-name="Text_20_body"><text:span text:style-name="T2"/></text:p>
      <text:p text:style-name="P1"><text:span text:style-name="T3">Model: (ModelShape.cs)</text:span></text:p>
      <text:p text:style-name="P7"><text:span text:style-name="T13">using</text:span><text:span text:style-name="T10"> System;</text:span></text:p>
      <text:p text:style-name="P5"><text:span text:style-name="T17">using</text:span><text:span text:style-name="T15"> System.Collections.Generic;</text:span></text:p>
      <text:p text:style-name="P5"><text:span text:style-name="T17">using</text:span><text:span text:style-name="T15"> System.Linq;</text:span></text:p>
      <text:p text:style-name="P5"><text:span text:style-name="T17">using</text:span><text:span text:style-name="T15"> System.Text;</text:span></text:p>
      <text:p text:style-name="P5"><text:span text:style-name="T17">using</text:span><text:span text:style-name="T15"> System.Xml.Linq;</text:span></text:p>
      <text:p text:style-name="P6"/>
      <text:p text:style-name="P5"><text:span text:style-name="T17">namespace</text:span><text:span text:style-name="T15"> DrawShape</text:span></text:p>
      <text:p text:style-name="P6">{</text:p>
      <text:p text:style-name="P5"><text:soft-page-break/><text:span text:style-name="T15"><text:s text:c="4"/></text:span><text:span text:style-name="T17">public</text:span><text:span text:style-name="T15"> </text:span><text:span text:style-name="T17">class</text:span><text:span text:style-name="T15"> </text:span><text:span text:style-name="T18">ModelShape</text:span></text:p>
      <text:p text:style-name="P6"><text:s text:c="4"/>{ </text:p>
      <text:p text:style-name="P6"><text:s text:c="4"/></text:p>
      <text:p text:style-name="P6"><text:s text:c="4"/>}</text:p>
      <text:p text:style-name="P5"><text:span text:style-name="T15"><text:s text:c="4"/></text:span><text:span text:style-name="T17">public</text:span><text:span text:style-name="T15"> </text:span><text:span text:style-name="T17">class</text:span><text:span text:style-name="T15"> </text:span><text:span text:style-name="T18">Shape</text:span></text:p>
      <text:p text:style-name="P6"><text:s text:c="4"/>{</text:p>
      <text:p text:style-name="P5"><text:span text:style-name="T15"><text:s text:c="8"/></text:span><text:span text:style-name="T20">// Basic members of the shape common for all shapes</text:span></text:p>
      <text:p text:style-name="P6"/>
      <text:p text:style-name="P5"><text:span text:style-name="T15"><text:s text:c="8"/></text:span><text:span text:style-name="T20">//Drawing location(x,y)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X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Y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6"/>
      <text:p text:style-name="P5"><text:span text:style-name="T15"><text:s text:c="8"/></text:span><text:span text:style-name="T20">//Shape Dimention 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Height { </text:span><text:span text:style-name="T17">get</text:span><text:span text:style-name="T15">;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Width { </text:span><text:span text:style-name="T17">get</text:span><text:span text:style-name="T15">;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float</text:span><text:span text:style-name="T15"> Area { </text:span><text:span text:style-name="T17">get</text:span><text:span text:style-name="T15">; </text:span><text:span text:style-name="T17">set</text:span><text:span text:style-name="T15">; }</text:span></text:p>
      <text:p text:style-name="P6"/>
      <text:p text:style-name="P5"><text:span text:style-name="T15"><text:s text:c="8"/></text:span><text:span text:style-name="T20">// Drawing method</text:span></text:p>
      <text:p text:style-name="P5"><text:span text:style-name="T15"><text:s text:c="8"/></text:span><text:span text:style-name="T17">public</text:span><text:span text:style-name="T15"> </text:span><text:span text:style-name="T17">virtual</text:span><text:span text:style-name="T15"> </text:span><text:span text:style-name="T17">void</text:span><text:span text:style-name="T15"> Draw()</text:span></text:p>
      <text:p text:style-name="P6"><text:s text:c="8"/>{</text:p>
      <text:p text:style-name="P5"><text:span text:style-name="T15"><text:s text:c="12"/></text:span></text:p>
      <text:p text:style-name="P6"><text:s text:c="8"/>}</text:p>
      <text:p text:style-name="P6"><text:s text:c="4"/>}</text:p>
      <text:p text:style-name="P6"/>
      <text:p text:style-name="P5"><text:span text:style-name="T15"><text:s text:c="4"/></text:span><text:span text:style-name="T17">public</text:span><text:span text:style-name="T15"> </text:span><text:span text:style-name="T17">class</text:span><text:span text:style-name="T15"> </text:span><text:span text:style-name="T18">mRectangle</text:span><text:span text:style-name="T15"> : Shape</text:span></text:p>
      <text:p text:style-name="P6"><text:s text:c="4"/>{</text:p>
      <text:p text:style-name="P5"><text:span text:style-name="T15"><text:s text:c="8"/></text:span><text:span text:style-name="T17">public</text:span><text:span text:style-name="T15"> DataAccess _dal = </text:span><text:span text:style-name="T17">new</text:span><text:span text:style-name="T15"> DataAccess();</text:span></text:p>
      <text:p text:style-name="P5"><text:span text:style-name="T15"><text:s text:c="8"/></text:span><text:span text:style-name="T17">public</text:span><text:span text:style-name="T15"> </text:span><text:span text:style-name="T18">mRectangle</text:span><text:span text:style-name="T15">()</text:span></text:p>
      <text:p text:style-name="P6"><text:s text:c="8"/>{</text:p>
      <text:p text:style-name="P6"/>
      <text:p text:style-name="P6"><text:s text:c="12"/>XElement eRec = (_dal.GetRectangles()).First();</text:p>
      <text:p text:style-name="P5"><text:span text:style-name="T15"><text:s text:c="12"/>Height = </text:span><text:span text:style-name="T17">int</text:span><text:span text:style-name="T15">.Parse(eRec.Element(</text:span><text:span text:style-name="T19">"Length"</text:span><text:span text:style-name="T15">).Value);</text:span></text:p>
      <text:p text:style-name="P5"><text:span text:style-name="T15"><text:s text:c="12"/>Width = </text:span><text:span text:style-name="T17">int</text:span><text:span text:style-name="T15">.Parse(eRec.Element(</text:span><text:span text:style-name="T19">"Width"</text:span><text:span text:style-name="T15">).Value);</text:span></text:p>
      <text:p text:style-name="P6"><text:s text:c="8"/>}</text:p>
      <text:p text:style-name="P6"/>
      <text:p text:style-name="P5"><text:span text:style-name="T15"><text:s text:c="8"/></text:span><text:span text:style-name="T17">public</text:span><text:span text:style-name="T15"> </text:span><text:span text:style-name="T17">float</text:span><text:span text:style-name="T15"> area()</text:span></text:p>
      <text:p text:style-name="P6"><text:s text:c="8"/>{</text:p>
      <text:p text:style-name="P5"><text:span text:style-name="T15"><text:s text:c="12"/></text:span><text:span text:style-name="T20">//Calculate the area of rectangle</text:span></text:p>
      <text:p text:style-name="P5"><text:span text:style-name="T15"><text:s text:c="12"/></text:span><text:span text:style-name="T17">return</text:span><text:span text:style-name="T15"> Area;</text:span></text:p>
      <text:p text:style-name="P6"><text:s text:c="8"/>}</text:p>
      <text:p text:style-name="P5"><text:span text:style-name="T15"><text:s text:c="8"/></text:span><text:span text:style-name="T17">public</text:span><text:span text:style-name="T15"> </text:span><text:span text:style-name="T17">override</text:span><text:span text:style-name="T15"> </text:span><text:span text:style-name="T17">void</text:span><text:span text:style-name="T15"> Draw()</text:span></text:p>
      <text:p text:style-name="P6"><text:s text:c="8"/>{</text:p>
      <text:p text:style-name="P5"><text:span text:style-name="T15"><text:s text:c="12"/></text:span><text:span text:style-name="T20">// Code to draw a rectangle...</text:span></text:p>
      <text:p text:style-name="P6"/>
      <text:p text:style-name="P5"><text:span text:style-name="T15"><text:s text:c="12"/></text:span><text:span text:style-name="T17">base</text:span><text:span text:style-name="T15">.Draw();</text:span></text:p>
      <text:p text:style-name="P6"><text:s text:c="8"/>}</text:p>
      <text:p text:style-name="P6"><text:s text:c="4"/>}</text:p>
      <text:p text:style-name="P6"/>
      <text:p text:style-name="P5"><text:span text:style-name="T15"><text:s text:c="4"/></text:span><text:span text:style-name="T17">public</text:span><text:span text:style-name="T15"> </text:span><text:span text:style-name="T17">class</text:span><text:span text:style-name="T15"> </text:span><text:span text:style-name="T18">mCircle</text:span><text:span text:style-name="T15"> : Shape</text:span></text:p>
      <text:p text:style-name="P6"><text:s text:c="4"/>{</text:p>
      <text:p text:style-name="P5"><text:span text:style-name="T15"><text:s text:c="8"/></text:span><text:span text:style-name="T17">public</text:span><text:span text:style-name="T15"> DataAccess _dal = </text:span><text:span text:style-name="T17">new</text:span><text:span text:style-name="T15"> DataAccess();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Diameter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8">mCircle</text:span><text:span text:style-name="T15">()</text:span></text:p>
      <text:p text:style-name="P6"><text:s text:c="8"/>{</text:p>
      <text:p text:style-name="P6"/>
      <text:p text:style-name="P6"><text:s text:c="12"/>XElement eRec = (_dal.GetCircles()).First();</text:p>
      <text:p text:style-name="P5"><text:span text:style-name="T15"><text:s text:c="12"/>Diameter = </text:span><text:span text:style-name="T17">int</text:span><text:span text:style-name="T15">.Parse(eRec.Element(</text:span><text:span text:style-name="T19">"Diameter"</text:span><text:span text:style-name="T15">).Value);</text:span></text:p>
      <text:p text:style-name="P6"><text:s text:c="12"/></text:p>
      <text:p text:style-name="P6"><text:s text:c="8"/>}</text:p>
      <text:p text:style-name="P6"/>
      <text:p text:style-name="P5"><text:soft-page-break/><text:span text:style-name="T15"><text:s text:c="8"/></text:span><text:span text:style-name="T17">public</text:span><text:span text:style-name="T15"> </text:span><text:span text:style-name="T17">float</text:span><text:span text:style-name="T15"> area()</text:span></text:p>
      <text:p text:style-name="P6"><text:s text:c="8"/>{</text:p>
      <text:p text:style-name="P5"><text:span text:style-name="T15"><text:s text:c="12"/></text:span><text:span text:style-name="T20">//Calculate the area of the circle</text:span></text:p>
      <text:p text:style-name="P5"><text:span text:style-name="T15"><text:s text:c="12"/></text:span><text:span text:style-name="T17">return</text:span><text:span text:style-name="T15"> Area;</text:span></text:p>
      <text:p text:style-name="P6"><text:s text:c="8"/>}</text:p>
      <text:p text:style-name="P5"><text:span text:style-name="T15"><text:s text:c="8"/></text:span><text:span text:style-name="T17">public</text:span><text:span text:style-name="T15"> </text:span><text:span text:style-name="T17">override</text:span><text:span text:style-name="T15"> </text:span><text:span text:style-name="T17">void</text:span><text:span text:style-name="T15"> Draw()</text:span></text:p>
      <text:p text:style-name="P6"><text:s text:c="8"/>{</text:p>
      <text:p text:style-name="P5"><text:span text:style-name="T15"><text:s text:c="12"/></text:span><text:span text:style-name="T20">// Code to draw a circle...</text:span></text:p>
      <text:p text:style-name="P6"><text:s text:c="12"/></text:p>
      <text:p text:style-name="P5"><text:span text:style-name="T15"><text:s text:c="12"/></text:span><text:span text:style-name="T17">base</text:span><text:span text:style-name="T15">.Draw();</text:span></text:p>
      <text:p text:style-name="P6"><text:s text:c="8"/>}</text:p>
      <text:p text:style-name="P6"><text:s text:c="4"/>}</text:p>
      <text:p text:style-name="P6"><text:s text:c="3"/></text:p>
      <text:p text:style-name="P5"><text:span text:style-name="T15"><text:s text:c="4"/></text:span><text:span text:style-name="T17">public</text:span><text:span text:style-name="T15"> </text:span><text:span text:style-name="T17">class</text:span><text:span text:style-name="T15"> </text:span><text:span text:style-name="T18">mTriangle</text:span><text:span text:style-name="T15"> : Shape</text:span></text:p>
      <text:p text:style-name="P6"><text:s text:c="4"/>{</text:p>
      <text:p text:style-name="P5"><text:span text:style-name="T15"><text:s text:c="8"/></text:span><text:span text:style-name="T17">public</text:span><text:span text:style-name="T15"> DataAccess _dal = </text:span><text:span text:style-name="T17">new</text:span><text:span text:style-name="T15"> DataAccess();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cordinateX1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cordinateY1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cordinateX2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cordinateY2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cordinateX3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cordinateY3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8">mTriangle</text:span><text:span text:style-name="T15">()</text:span></text:p>
      <text:p text:style-name="P6"><text:s text:c="8"/>{</text:p>
      <text:p text:style-name="P6"/>
      <text:p text:style-name="P6"><text:s text:c="12"/>XElement eRec = (_dal.GetTriangles()).First();</text:p>
      <text:p text:style-name="P6"/>
      <text:p text:style-name="P5"><text:span text:style-name="T15"><text:s text:c="12"/>cordinateX1 = </text:span><text:span text:style-name="T17">int</text:span><text:span text:style-name="T15">.Parse(eRec.Element(</text:span><text:span text:style-name="T19">"cordinateX1"</text:span><text:span text:style-name="T15">).Value);</text:span></text:p>
      <text:p text:style-name="P5"><text:span text:style-name="T15"><text:s text:c="12"/>cordinateY1 = </text:span><text:span text:style-name="T17">int</text:span><text:span text:style-name="T15">.Parse(eRec.Element(</text:span><text:span text:style-name="T19">"cordinateY1"</text:span><text:span text:style-name="T15">).Value);</text:span></text:p>
      <text:p text:style-name="P6"/>
      <text:p text:style-name="P5"><text:span text:style-name="T15"><text:s text:c="12"/>cordinateX2 = </text:span><text:span text:style-name="T17">int</text:span><text:span text:style-name="T15">.Parse(eRec.Element(</text:span><text:span text:style-name="T19">"cordinateX2"</text:span><text:span text:style-name="T15">).Value);</text:span></text:p>
      <text:p text:style-name="P5"><text:span text:style-name="T15"><text:s text:c="12"/>cordinateY2 = </text:span><text:span text:style-name="T17">int</text:span><text:span text:style-name="T15">.Parse(eRec.Element(</text:span><text:span text:style-name="T19">"cordinateY2"</text:span><text:span text:style-name="T15">).Value);</text:span></text:p>
      <text:p text:style-name="P6"/>
      <text:p text:style-name="P5"><text:span text:style-name="T15"><text:s text:c="12"/>cordinateX3 = </text:span><text:span text:style-name="T17">int</text:span><text:span text:style-name="T15">.Parse(eRec.Element(</text:span><text:span text:style-name="T19">"cordinateX3"</text:span><text:span text:style-name="T15">).Value);</text:span></text:p>
      <text:p text:style-name="P5"><text:span text:style-name="T15"><text:s text:c="12"/>cordinateY3 = </text:span><text:span text:style-name="T17">int</text:span><text:span text:style-name="T15">.Parse(eRec.Element(</text:span><text:span text:style-name="T19">"cordinateY3"</text:span><text:span text:style-name="T15">).Value);</text:span></text:p>
      <text:p text:style-name="P6"><text:s text:c="8"/>}</text:p>
      <text:p text:style-name="P6"/>
      <text:p text:style-name="P5"><text:span text:style-name="T15"><text:s text:c="8"/></text:span><text:span text:style-name="T17">public</text:span><text:span text:style-name="T15"> </text:span><text:span text:style-name="T17">float</text:span><text:span text:style-name="T15"> area()</text:span></text:p>
      <text:p text:style-name="P6"><text:s text:c="8"/>{</text:p>
      <text:p text:style-name="P5"><text:span text:style-name="T15"><text:s text:c="12"/></text:span><text:span text:style-name="T20">//Calculate the area of the Triangle</text:span></text:p>
      <text:p text:style-name="P5"><text:span text:style-name="T15"><text:s text:c="12"/></text:span><text:span text:style-name="T17">return</text:span><text:span text:style-name="T15"> Area;</text:span></text:p>
      <text:p text:style-name="P6"><text:s text:c="8"/>}</text:p>
      <text:p text:style-name="P5"><text:span text:style-name="T15"><text:s text:c="8"/></text:span><text:span text:style-name="T17">public</text:span><text:span text:style-name="T15"> </text:span><text:span text:style-name="T17">override</text:span><text:span text:style-name="T15"> </text:span><text:span text:style-name="T17">void</text:span><text:span text:style-name="T15"> Draw()</text:span></text:p>
      <text:p text:style-name="P6"><text:s text:c="8"/>{</text:p>
      <text:p text:style-name="P5"><text:span text:style-name="T15"><text:s text:c="12"/></text:span><text:span text:style-name="T20">// Code to draw a triangle...</text:span></text:p>
      <text:p text:style-name="P6"><text:s text:c="12"/></text:p>
      <text:p text:style-name="P5"><text:span text:style-name="T15"><text:s text:c="12"/></text:span><text:span text:style-name="T17">base</text:span><text:span text:style-name="T15">.Draw();</text:span></text:p>
      <text:p text:style-name="P6"><text:s text:c="8"/>}</text:p>
      <text:p text:style-name="P6"><text:s text:c="4"/>}</text:p>
      <text:p text:style-name="P6">}</text:p>
      <text:p text:style-name="P1"><text:span text:style-name="T3"/></text:p>
      <text:p text:style-name="P1"><text:span text:style-name="T3">ViewModel:(ViewModelShape.cs)</text:span></text:p>
      <text:p text:style-name="P7"><text:span text:style-name="T13">using</text:span><text:span text:style-name="T10"> System;</text:span></text:p>
      <text:p text:style-name="P5"><text:span text:style-name="T17">using</text:span><text:span text:style-name="T15"> System.Collections.Generic;</text:span></text:p>
      <text:p text:style-name="P5"><text:span text:style-name="T17">using</text:span><text:span text:style-name="T15"> System.Text;</text:span></text:p>
      <text:p text:style-name="P6"/>
      <text:p text:style-name="P5"><text:span text:style-name="T17">namespace</text:span><text:span text:style-name="T15"> DrawShape</text:span></text:p>
      <text:p text:style-name="P6">{</text:p>
      <text:p text:style-name="P5"><text:span text:style-name="T15"><text:s text:c="4"/></text:span><text:span text:style-name="T17">public</text:span><text:span text:style-name="T15"> </text:span><text:span text:style-name="T17">class</text:span><text:span text:style-name="T15"> </text:span><text:span text:style-name="T18">ViewModelShape</text:span></text:p>
      <text:p text:style-name="P6"><text:soft-page-break/><text:s text:c="4"/>{</text:p>
      <text:p text:style-name="P5"><text:span text:style-name="T15"><text:s text:c="8"/></text:span><text:span text:style-name="T20">//Drawing location(x,y)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X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Y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6"/>
      <text:p text:style-name="P5"><text:span text:style-name="T15"><text:s text:c="8"/></text:span><text:span text:style-name="T20">//Shape Dimention 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Height { </text:span><text:span text:style-name="T17">get</text:span><text:span text:style-name="T15">;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Width { </text:span><text:span text:style-name="T17">get</text:span><text:span text:style-name="T15">;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float</text:span><text:span text:style-name="T15"> Area { </text:span><text:span text:style-name="T17">get</text:span><text:span text:style-name="T15">; </text:span><text:span text:style-name="T17">set</text:span><text:span text:style-name="T15">; }</text:span></text:p>
      <text:p text:style-name="P6"/>
      <text:p text:style-name="P6"/>
      <text:p text:style-name="P5"><text:span text:style-name="T15"><text:s text:c="8"/></text:span><text:span text:style-name="T20">// Basic Drawing method</text:span></text:p>
      <text:p text:style-name="P5"><text:span text:style-name="T15"><text:s text:c="8"/></text:span><text:span text:style-name="T17">public</text:span><text:span text:style-name="T15"> </text:span><text:span text:style-name="T17">virtual</text:span><text:span text:style-name="T15"> </text:span><text:span text:style-name="T17">void</text:span><text:span text:style-name="T15"> Draw()</text:span></text:p>
      <text:p text:style-name="P6"><text:s text:c="8"/>{</text:p>
      <text:p text:style-name="P5"><text:span text:style-name="T15"><text:s text:c="12"/>Console.WriteLine(</text:span><text:span text:style-name="T19">"Performing base class drawing tasks"</text:span><text:span text:style-name="T15">);</text:span></text:p>
      <text:p text:style-name="P6"><text:s text:c="8"/>}</text:p>
      <text:p text:style-name="P6"><text:s text:c="4"/>}</text:p>
      <text:p text:style-name="P6"/>
      <text:p text:style-name="P6"/>
      <text:p text:style-name="P5"><text:span text:style-name="T15"><text:s text:c="4"/></text:span><text:span text:style-name="T17">public</text:span><text:span text:style-name="T15"> </text:span><text:span text:style-name="T17">class</text:span><text:span text:style-name="T15"> </text:span><text:span text:style-name="T18">vRectangle</text:span><text:span text:style-name="T15"> : ViewModelShape</text:span></text:p>
      <text:p text:style-name="P6"><text:s text:c="4"/>{</text:p>
      <text:p text:style-name="P5"><text:span text:style-name="T15"><text:s text:c="8"/></text:span><text:span text:style-name="T17">public</text:span><text:span text:style-name="T15"> </text:span><text:span text:style-name="T18">vRectangle</text:span><text:span text:style-name="T15">()</text:span></text:p>
      <text:p text:style-name="P6"><text:s text:c="8"/>{</text:p>
      <text:p text:style-name="P5"><text:span text:style-name="T15"><text:s text:c="12"/></text:span><text:span text:style-name="T17">var</text:span><text:span text:style-name="T15"> _mRectangle = </text:span><text:span text:style-name="T17">new</text:span><text:span text:style-name="T15"> mRectangle();</text:span></text:p>
      <text:p text:style-name="P6"><text:s text:c="12"/>Height = _mRectangle.Height;</text:p>
      <text:p text:style-name="P6"><text:s text:c="12"/>Width = _mRectangle.Width;</text:p>
      <text:p text:style-name="P6"/>
      <text:p text:style-name="P6"><text:s text:c="8"/>}</text:p>
      <text:p text:style-name="P5"><text:span text:style-name="T15"><text:s text:c="8"/></text:span><text:span text:style-name="T17">public</text:span><text:span text:style-name="T15"> </text:span><text:span text:style-name="T17">override</text:span><text:span text:style-name="T15"> </text:span><text:span text:style-name="T17">void</text:span><text:span text:style-name="T15"> Draw()</text:span></text:p>
      <text:p text:style-name="P6"><text:s text:c="8"/>{</text:p>
      <text:p text:style-name="P5"><text:span text:style-name="T15"><text:s text:c="12"/></text:span><text:span text:style-name="T20">// Code to draw a rectangle...</text:span></text:p>
      <text:p text:style-name="P6"/>
      <text:p text:style-name="P5"><text:span text:style-name="T15"><text:s text:c="12"/></text:span><text:span text:style-name="T17">base</text:span><text:span text:style-name="T15">.Draw();</text:span></text:p>
      <text:p text:style-name="P6"><text:s text:c="8"/>}</text:p>
      <text:p text:style-name="P6"><text:s text:c="4"/>}</text:p>
      <text:p text:style-name="P6"/>
      <text:p text:style-name="P5"><text:span text:style-name="T15"><text:s text:c="4"/></text:span><text:span text:style-name="T17">public</text:span><text:span text:style-name="T15"> </text:span><text:span text:style-name="T17">class</text:span><text:span text:style-name="T15"> </text:span><text:span text:style-name="T18">vCircle</text:span><text:span text:style-name="T15"> : ViewModelShape</text:span></text:p>
      <text:p text:style-name="P6"><text:s text:c="4"/>{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Diameter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8">vCircle</text:span><text:span text:style-name="T15">()</text:span></text:p>
      <text:p text:style-name="P6"><text:s text:c="8"/>{</text:p>
      <text:p text:style-name="P5"><text:span text:style-name="T15"><text:s text:c="12"/></text:span><text:span text:style-name="T17">var</text:span><text:span text:style-name="T15"> _mCircle = </text:span><text:span text:style-name="T17">new</text:span><text:span text:style-name="T15"> mCircle();</text:span></text:p>
      <text:p text:style-name="P6"><text:s text:c="12"/>Diameter = _mCircle.Diameter;</text:p>
      <text:p text:style-name="P6"><text:s text:c="12"/></text:p>
      <text:p text:style-name="P6"><text:s text:c="8"/>}</text:p>
      <text:p text:style-name="P5"><text:span text:style-name="T15"><text:s text:c="8"/></text:span><text:span text:style-name="T17">public</text:span><text:span text:style-name="T15"> </text:span><text:span text:style-name="T17">override</text:span><text:span text:style-name="T15"> </text:span><text:span text:style-name="T17">void</text:span><text:span text:style-name="T15"> Draw()</text:span></text:p>
      <text:p text:style-name="P6"><text:s text:c="8"/>{</text:p>
      <text:p text:style-name="P5"><text:span text:style-name="T15"><text:s text:c="12"/></text:span><text:span text:style-name="T20">// Code to draw a circle...</text:span></text:p>
      <text:p text:style-name="P6"/>
      <text:p text:style-name="P5"><text:span text:style-name="T15"><text:s text:c="12"/></text:span><text:span text:style-name="T17">base</text:span><text:span text:style-name="T15">.Draw();</text:span></text:p>
      <text:p text:style-name="P6"><text:s text:c="8"/>}</text:p>
      <text:p text:style-name="P6"><text:s text:c="4"/>}</text:p>
      <text:p text:style-name="P6"><text:s text:c="3"/></text:p>
      <text:p text:style-name="P5"><text:span text:style-name="T15"><text:s text:c="4"/></text:span><text:span text:style-name="T17">public</text:span><text:span text:style-name="T15"> </text:span><text:span text:style-name="T17">class</text:span><text:span text:style-name="T15"> </text:span><text:span text:style-name="T18">vTriangle</text:span><text:span text:style-name="T15"> : ViewModelShape</text:span></text:p>
      <text:p text:style-name="P6"><text:s text:c="4"/>{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cordinateX1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cordinateY1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cordinateX2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cordinateY2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7">int</text:span><text:span text:style-name="T15"> cordinateX3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oft-page-break/><text:span text:style-name="T15"><text:s text:c="8"/></text:span><text:span text:style-name="T17">public</text:span><text:span text:style-name="T15"> </text:span><text:span text:style-name="T17">int</text:span><text:span text:style-name="T15"> cordinateY3 { </text:span><text:span text:style-name="T17">get</text:span><text:span text:style-name="T15">; </text:span><text:span text:style-name="T17">private</text:span><text:span text:style-name="T15"> </text:span><text:span text:style-name="T17">set</text:span><text:span text:style-name="T15">; }</text:span></text:p>
      <text:p text:style-name="P5"><text:span text:style-name="T15"><text:s text:c="8"/></text:span><text:span text:style-name="T17">public</text:span><text:span text:style-name="T15"> </text:span><text:span text:style-name="T18">vTriangle</text:span><text:span text:style-name="T15">()</text:span></text:p>
      <text:p text:style-name="P6"><text:s text:c="8"/>{</text:p>
      <text:p text:style-name="P5"><text:span text:style-name="T15"><text:s text:c="12"/></text:span><text:span text:style-name="T17">var</text:span><text:span text:style-name="T15"> _mTriangle = </text:span><text:span text:style-name="T17">new</text:span><text:span text:style-name="T15"> mTriangle();</text:span></text:p>
      <text:p text:style-name="P6"><text:s text:c="12"/>cordinateX1 = _mTriangle.cordinateX1;</text:p>
      <text:p text:style-name="P6"><text:s text:c="12"/>cordinateY1 = _mTriangle.cordinateY1;</text:p>
      <text:p text:style-name="P6"/>
      <text:p text:style-name="P6"><text:s text:c="12"/>cordinateX2 = _mTriangle.cordinateX2;</text:p>
      <text:p text:style-name="P6"><text:s text:c="12"/>cordinateY2 = _mTriangle.cordinateY2;</text:p>
      <text:p text:style-name="P6"/>
      <text:p text:style-name="P6"><text:s text:c="12"/>cordinateX3 = _mTriangle.cordinateX3;</text:p>
      <text:p text:style-name="P6"><text:s text:c="12"/>cordinateY3 = _mTriangle.cordinateY3;</text:p>
      <text:p text:style-name="P6"/>
      <text:p text:style-name="P6"><text:s text:c="8"/>}</text:p>
      <text:p text:style-name="P5"><text:span text:style-name="T15"><text:s text:c="8"/></text:span><text:span text:style-name="T17">public</text:span><text:span text:style-name="T15"> </text:span><text:span text:style-name="T17">override</text:span><text:span text:style-name="T15"> </text:span><text:span text:style-name="T17">void</text:span><text:span text:style-name="T15"> Draw()</text:span></text:p>
      <text:p text:style-name="P6"><text:s text:c="8"/>{</text:p>
      <text:p text:style-name="P5"><text:span text:style-name="T15"><text:s text:c="12"/></text:span><text:span text:style-name="T20">// Code to draw a triangle...</text:span></text:p>
      <text:p text:style-name="P6"/>
      <text:p text:style-name="P5"><text:span text:style-name="T15"><text:s text:c="12"/></text:span><text:span text:style-name="T17">base</text:span><text:span text:style-name="T15">.Draw();</text:span></text:p>
      <text:p text:style-name="P6"><text:s text:c="8"/>}</text:p>
      <text:p text:style-name="P6"><text:s text:c="4"/>}</text:p>
      <text:p text:style-name="P8"><text:span text:style-name="T16">}</text:span></text:p>
      <text:p text:style-name="P8"><text:span text:style-name="T4"/></text:p>
      <text:p text:style-name="P8"><text:span text:style-name="T4">View/Presentation layer(Form ): (Form1.cs)</text:span></text:p>
      <text:p text:style-name="P8"><text:span text:style-name="T4"/></text:p>
      <text:p text:style-name="P8"><text:span text:style-name="T14">using</text:span><text:span text:style-name="T11"> System;</text:span></text:p>
      <text:p text:style-name="P5"><text:span text:style-name="T17">using</text:span><text:span text:style-name="T15"> System.Collections.Generic;</text:span></text:p>
      <text:p text:style-name="P5"><text:span text:style-name="T17">using</text:span><text:span text:style-name="T15"> System.ComponentModel;</text:span></text:p>
      <text:p text:style-name="P5"><text:span text:style-name="T17">using</text:span><text:span text:style-name="T15"> System.Data;</text:span></text:p>
      <text:p text:style-name="P5"><text:span text:style-name="T17">using</text:span><text:span text:style-name="T15"> System.Drawing;</text:span></text:p>
      <text:p text:style-name="P5"><text:span text:style-name="T17">using</text:span><text:span text:style-name="T15"> System.Linq;</text:span></text:p>
      <text:p text:style-name="P5"><text:span text:style-name="T17">using</text:span><text:span text:style-name="T15"> System.Text;</text:span></text:p>
      <text:p text:style-name="P5"><text:span text:style-name="T17">using</text:span><text:span text:style-name="T15"> System.Threading.Tasks;</text:span></text:p>
      <text:p text:style-name="P5"><text:span text:style-name="T17">using</text:span><text:span text:style-name="T15"> System.Windows.Forms;</text:span></text:p>
      <text:p text:style-name="P5"><text:span text:style-name="T17">using</text:span><text:span text:style-name="T15"> System.Xml;</text:span></text:p>
      <text:p text:style-name="P5"><text:span text:style-name="T17">using</text:span><text:span text:style-name="T15"> System.Xml.Linq;</text:span></text:p>
      <text:p text:style-name="P6"/>
      <text:p text:style-name="P5"><text:span text:style-name="T17">namespace</text:span><text:span text:style-name="T15"> DrawShape</text:span></text:p>
      <text:p text:style-name="P6">{</text:p>
      <text:p text:style-name="P5"><text:span text:style-name="T15"><text:s text:c="4"/></text:span><text:span text:style-name="T17">public</text:span><text:span text:style-name="T15"> </text:span><text:span text:style-name="T17">partial</text:span><text:span text:style-name="T15"> </text:span><text:span text:style-name="T17">class</text:span><text:span text:style-name="T15"> </text:span><text:span text:style-name="T18">Form1</text:span><text:span text:style-name="T15"> : Form</text:span></text:p>
      <text:p text:style-name="P6"><text:s text:c="4"/>{</text:p>
      <text:p text:style-name="P5"><text:span text:style-name="T15"><text:s text:c="7"/></text:span><text:span text:style-name="T20">// Variables for shapes</text:span></text:p>
      <text:p text:style-name="P5"><text:span text:style-name="T15"><text:s text:c="8"/></text:span><text:span text:style-name="T17">private</text:span><text:span text:style-name="T15"> vRectangle _viewRectangle;</text:span></text:p>
      <text:p text:style-name="P5"><text:span text:style-name="T15"><text:s text:c="8"/></text:span><text:span text:style-name="T17">private</text:span><text:span text:style-name="T15"> vCircle <text:s text:c="2"/>_viewCircle;</text:span></text:p>
      <text:p text:style-name="P5"><text:span text:style-name="T15"><text:s text:c="8"/></text:span><text:span text:style-name="T17">private</text:span><text:span text:style-name="T15"> vTriangle _viewTriangle;</text:span></text:p>
      <text:p text:style-name="P6"/>
      <text:p text:style-name="P5"><text:span text:style-name="T15"><text:s text:c="8"/></text:span><text:span text:style-name="T17">public</text:span><text:span text:style-name="T15"> </text:span><text:span text:style-name="T18">Form1</text:span><text:span text:style-name="T15">()</text:span></text:p>
      <text:p text:style-name="P6"><text:s text:c="8"/>{</text:p>
      <text:p text:style-name="P6"><text:s text:c="12"/>InitializeComponent();</text:p>
      <text:p text:style-name="P6"><text:s text:c="8"/>}</text:p>
      <text:p text:style-name="P6"/>
      <text:p text:style-name="P5"><text:span text:style-name="T15"><text:s text:c="8"/></text:span><text:span text:style-name="T17">private</text:span><text:span text:style-name="T15"> </text:span><text:span text:style-name="T17">void</text:span><text:span text:style-name="T15"> Form1_Load(</text:span><text:span text:style-name="T17">object</text:span><text:span text:style-name="T15"> sender, EventArgs e)</text:span></text:p>
      <text:p text:style-name="P6"><text:s text:c="8"/>{</text:p>
      <text:p text:style-name="P6"><text:s text:c="12"/></text:p>
      <text:p text:style-name="P6"><text:s text:c="8"/>}</text:p>
      <text:p text:style-name="P6"/>
      <text:p text:style-name="P5"><text:span text:style-name="T15"><text:s text:c="8"/></text:span><text:span text:style-name="T17">private</text:span><text:span text:style-name="T15"> </text:span><text:span text:style-name="T17">void</text:span><text:span text:style-name="T15"> Form1_Pain(</text:span><text:span text:style-name="T17">object</text:span><text:span text:style-name="T15"> sender, PaintEventArgs e)</text:span></text:p>
      <text:p text:style-name="P6"><text:s text:c="8"/>{</text:p>
      <text:p text:style-name="P5"><text:span text:style-name="T15"><text:s text:c="12"/></text:span><text:span text:style-name="T17">try</text:span></text:p>
      <text:p text:style-name="P6"><text:soft-page-break/><text:s text:c="12"/>{</text:p>
      <text:p text:style-name="P5"><text:span text:style-name="T15"><text:s text:c="16"/>_viewRectangle = </text:span><text:span text:style-name="T17">new</text:span><text:span text:style-name="T15"> vRectangle();</text:span></text:p>
      <text:p text:style-name="P5"><text:span text:style-name="T15"><text:s text:c="16"/>_viewCircle = </text:span><text:span text:style-name="T17">new</text:span><text:span text:style-name="T15"> vCircle();</text:span></text:p>
      <text:p text:style-name="P5"><text:span text:style-name="T15"><text:s text:c="16"/>_viewTriangle = </text:span><text:span text:style-name="T17">new</text:span><text:span text:style-name="T15"> vTriangle(); <text:s text:c="14"/></text:span></text:p>
      <text:p text:style-name="P6"/>
      <text:p text:style-name="P5"><text:span text:style-name="T15"><text:s text:c="16"/></text:span><text:span text:style-name="T20">// Create pen.</text:span></text:p>
      <text:p text:style-name="P5"><text:span text:style-name="T15"><text:s text:c="16"/>Pen blackPenR = </text:span><text:span text:style-name="T17">new</text:span><text:span text:style-name="T15"> Pen(Color.Black, 3);</text:span></text:p>
      <text:p text:style-name="P5"><text:span text:style-name="T15"><text:s text:c="16"/>Pen blackPenP = </text:span><text:span text:style-name="T17">new</text:span><text:span text:style-name="T15"> Pen(Color.Black, 3);</text:span></text:p>
      <text:p text:style-name="P5"><text:span text:style-name="T15"><text:s text:c="16"/>Pen pen = </text:span><text:span text:style-name="T17">new</text:span><text:span text:style-name="T15"> Pen(Color.Green, 3);</text:span></text:p>
      <text:p text:style-name="P5"><text:span text:style-name="T15"><text:s text:c="16"/></text:span><text:span text:style-name="T20">// Create solid brush.</text:span></text:p>
      <text:p text:style-name="P5"><text:span text:style-name="T15"><text:s text:c="16"/>SolidBrush redBrush = </text:span><text:span text:style-name="T17">new</text:span><text:span text:style-name="T15"> SolidBrush(Color.Red);</text:span></text:p>
      <text:p text:style-name="P5"><text:span text:style-name="T15"><text:s text:c="16"/>SolidBrush blueBrush = </text:span><text:span text:style-name="T17">new</text:span><text:span text:style-name="T15"> SolidBrush(Color.Blue);</text:span></text:p>
      <text:p text:style-name="P5"><text:span text:style-name="T15"><text:s text:c="16"/>SolidBrush whiteBrush = </text:span><text:span text:style-name="T17">new</text:span><text:span text:style-name="T15"> SolidBrush(Color.White);</text:span></text:p>
      <text:p text:style-name="P6"/>
      <text:p text:style-name="P6"><text:s text:c="16"/>Graphics g = e.Graphics;</text:p>
      <text:p text:style-name="P6"><text:s text:c="16"/></text:p>
      <text:p text:style-name="P6"><text:s text:c="16"/></text:p>
      <text:p text:style-name="P6"/>
      <text:p text:style-name="P6"><text:s text:c="16"/></text:p>
      <text:p text:style-name="P6"/>
      <text:p text:style-name="P5"><text:span text:style-name="T15"><text:s text:c="16"/></text:span><text:span text:style-name="T20">// Draw rectangle.</text:span></text:p>
      <text:p text:style-name="P5"><text:span text:style-name="T15"><text:s text:c="16"/></text:span><text:span text:style-name="T20">//set default value, Todo: frontend error handling later</text:span></text:p>
      <text:p text:style-name="P5"><text:span text:style-name="T15"><text:s text:c="16"/>Rectangle rect = </text:span><text:span text:style-name="T17">new</text:span><text:span text:style-name="T15"> Rectangle(68, 50, 0, 0);</text:span></text:p>
      <text:p text:style-name="P6"><text:s text:c="16"/>rect.Height = _viewRectangle.Height;</text:p>
      <text:p text:style-name="P6"><text:s text:c="16"/>rect.Width = _viewRectangle.Height;</text:p>
      <text:p text:style-name="P6"><text:s text:c="16"/>e.Graphics.DrawRectangle(blackPenR, rect);</text:p>
      <text:p text:style-name="P5"><text:span text:style-name="T15"><text:s text:c="16"/></text:span><text:span text:style-name="T20">// Fill rectangle to screen.</text:span></text:p>
      <text:p text:style-name="P6"><text:s text:c="16"/>e.Graphics.FillRectangle(blueBrush, rect);</text:p>
      <text:p text:style-name="P5"><text:span text:style-name="T15"><text:s text:c="16"/>g.DrawString(</text:span><text:span text:style-name="T19">"Rectangle:"</text:span><text:span text:style-name="T15">, </text:span><text:span text:style-name="T17">this</text:span><text:span text:style-name="T15">.Font, redBrush, 5, 50);</text:span></text:p>
      <text:p text:style-name="P5"><text:span text:style-name="T15"><text:s text:c="16"/>g.DrawString(</text:span><text:span text:style-name="T19">"Area=L*W"</text:span><text:span text:style-name="T15">, </text:span><text:span text:style-name="T17">this</text:span><text:span text:style-name="T15">.Font, whiteBrush, 177, 190);</text:span></text:p>
      <text:p text:style-name="P6"/>
      <text:p text:style-name="P5"><text:span text:style-name="T15"><text:s text:c="16"/></text:span><text:span text:style-name="T20">//Draw a circle , Todo: frontend error handling later.</text:span></text:p>
      <text:p text:style-name="P6"><text:s text:c="16"/>g.DrawEllipse(pen, 500, 230, _viewCircle.Diameter, _viewCircle.Diameter);</text:p>
      <text:p text:style-name="P5"><text:span text:style-name="T15"><text:s text:c="16"/>g.DrawString(</text:span><text:span text:style-name="T19">"Circle:"</text:span><text:span text:style-name="T15">, </text:span><text:span text:style-name="T17">this</text:span><text:span text:style-name="T15">.Font, redBrush, 450, 250);</text:span></text:p>
      <text:p text:style-name="P5"><text:span text:style-name="T15"><text:s text:c="16"/>g.DrawString(</text:span><text:span text:style-name="T19">"Area=PI*R*R"</text:span><text:span text:style-name="T15">, </text:span><text:span text:style-name="T17">this</text:span><text:span text:style-name="T15">.Font, redBrush, 566, 320);</text:span></text:p>
      <text:p text:style-name="P6"/>
      <text:p text:style-name="P5"><text:span text:style-name="T15"><text:s text:c="16"/></text:span><text:span text:style-name="T20">// Draw Triangle Create points that define polygon / Triangle. <text:s/>Todo: frontend error handling later.</text:span></text:p>
      <text:p text:style-name="P5"><text:span text:style-name="T15"><text:s text:c="16"/>Point point1 = </text:span><text:span text:style-name="T17">new</text:span><text:span text:style-name="T15"> Point(_viewTriangle.cordinateX1, _viewTriangle.cordinateY1);</text:span></text:p>
      <text:p text:style-name="P5"><text:span text:style-name="T15"><text:s text:c="16"/>Point point2 = </text:span><text:span text:style-name="T17">new</text:span><text:span text:style-name="T15"> Point(_viewTriangle.cordinateX2, _viewTriangle.cordinateY2);</text:span></text:p>
      <text:p text:style-name="P5"><text:span text:style-name="T15"><text:s text:c="16"/>Point point3 = </text:span><text:span text:style-name="T17">new</text:span><text:span text:style-name="T15"> Point(_viewTriangle.cordinateX3, _viewTriangle.cordinateY3);</text:span></text:p>
      <text:p text:style-name="P6"><text:s text:c="16"/>Point[] curvePoints =</text:p>
      <text:p text:style-name="P6"><text:s text:c="33"/>{</text:p>
      <text:p text:style-name="P6"><text:s text:c="36"/>point1,</text:p>
      <text:p text:style-name="P6"><text:s text:c="36"/>point2,</text:p>
      <text:p text:style-name="P6"><text:s text:c="36"/>point3</text:p>
      <text:p text:style-name="P6"><text:s text:c="34"/>};</text:p>
      <text:p text:style-name="P6"><text:s text:c="16"/>e.Graphics.DrawPolygon(blackPenP, curvePoints);</text:p>
      <text:p text:style-name="P6"><text:s text:c="16"/>e.Graphics.FillPolygon(blueBrush, curvePoints);</text:p>
      <text:p text:style-name="P5"><text:span text:style-name="T15"><text:s text:c="16"/>g.DrawString(</text:span><text:span text:style-name="T19">"Triangle:"</text:span><text:span text:style-name="T15">, </text:span><text:span text:style-name="T17">this</text:span><text:span text:style-name="T15">.Font, redBrush, 450, 50);</text:span></text:p>
      <text:p text:style-name="P5"><text:span text:style-name="T15"><text:s text:c="16"/>g.DrawString(</text:span><text:span text:style-name="T19">"Area=B*H/2"</text:span><text:span text:style-name="T15">, </text:span><text:span text:style-name="T17">this</text:span><text:span text:style-name="T15">.Font, whiteBrush, 516, 60);</text:span></text:p>
      <text:p text:style-name="P6"/>
      <text:p text:style-name="P6"><text:s text:c="12"/>}</text:p>
      <text:p text:style-name="P5"><text:span text:style-name="T15"><text:s text:c="12"/></text:span><text:span text:style-name="T17">catch</text:span><text:span text:style-name="T15"> (Exception )</text:span></text:p>
      <text:p text:style-name="P6"><text:s text:c="12"/>{</text:p>
      <text:p text:style-name="P5"><text:span text:style-name="T15"><text:s text:c="16"/></text:span><text:span text:style-name="T20">// error handling code,</text:span></text:p>
      <text:p text:style-name="P6"><text:s text:c="12"/></text:p>
      <text:p text:style-name="P6"><text:s text:c="12"/>}</text:p>
      <text:p text:style-name="P6"/>
      <text:p text:style-name="P6"><text:s text:c="8"/>}</text:p>
      <text:p text:style-name="P6"><text:soft-page-break/><text:s text:c="4"/>}</text:p>
      <text:p text:style-name="P6">}</text:p>
      <text:p text:style-name="P8"><text:span text:style-name="T4"/></text:p>
      <text:p text:style-name="P8"><text:span text:style-name="T4">Error Handing:</text:span></text:p>
      <text:p text:style-name="P8"><text:span text:style-name="T4"/></text:p>
      <text:list xml:id="list427791402885019225" text:style-name="L1">
        <text:list-item>
          <text:p text:style-name="P9"><text:span text:style-name="T4">Dataaccess Layer level</text:span></text:p>
        </text:list-item>
        <text:list-item>
          <text:p text:style-name="P9"><text:span text:style-name="T4">Business Layer level</text:span></text:p>
        </text:list-item>
        <text:list-item>
          <text:p text:style-name="P9"><text:span text:style-name="T4">Presentation Layer level</text:span></text:p>
        </text:list-item>
      </text:list>
      <text:p text:style-name="P10"><text:span text:style-name="T4"/></text:p>
      <text:p text:style-name="P10"><text:span text:style-name="T4"/></text:p>
      <text:p text:style-name="P10"><text:span text:style-name="T4">Bonus :</text:span></text:p>
      <text:p text:style-name="P10"><text:span text:style-name="T8">Loading data from XML file and query on the shapes has been completed But Update and save XML file has been established (not completed yet)</text:span></text:p>
      <text:p text:style-name="P10"><text:span text:style-name="T8"/></text:p>
      <text:p text:style-name="P10"><text:span text:style-name="T8"/></text:p>
      <text:p text:style-name="P10"><text:span text:style-name="T8">Not completed:</text:span></text:p>
      <text:list xml:id="list1708374694528822643" text:style-name="L2">
        <text:list-item>
          <text:p text:style-name="P11"><text:span text:style-name="T8">Calculate Area But all structure has been establish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17T14:38:46.61</meta:creation-date>
    <dc:date>2021-02-17T15:02:13.09</dc:date>
    <meta:editing-duration>PT7M44S</meta:editing-duration>
    <meta:editing-cycles>2</meta:editing-cycles>
    <meta:generator>OpenOffice/4.1.3$Win32 OpenOffice.org_project/413m1$Build-9783</meta:generator>
    <meta:document-statistic meta:table-count="0" meta:image-count="1" meta:object-count="0" meta:page-count="9" meta:paragraph-count="388" meta:word-count="1141" meta:character-count="12256"/>
  </office:meta>
</office:document-meta>
</file>